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3b3b3b" loext:opacity="100%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3b3b3b" loext:opacity="100%" style:font-name="Consolas" fo:font-size="10.5pt" fo:font-weight="normal" officeooo:paragraph-rsid="0012f0b5" fo:background-color="#ffffff"/>
    </style:style>
    <style:style style:name="P3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 fo:break-before="page"/>
    </style:style>
    <style:style style:name="P6" style:family="paragraph" style:parent-style-name="Standard">
      <style:paragraph-properties style:line-height-at-least="0.503cm"/>
      <style:text-properties fo:color="#800000" loext:opacity="100%" style:font-name="Consolas" fo:font-size="10.5pt" fo:font-weight="bold" fo:background-color="#ffffff"/>
    </style:style>
    <style:style style:name="P7" style:family="paragraph" style:parent-style-name="Standard">
      <style:paragraph-properties style:line-height-at-least="0.503cm"/>
      <style:text-properties fo:color="#000080" loext:opacity="100%" style:font-name="Consolas" fo:font-size="10.5pt" fo:font-weight="bold" officeooo:paragraph-rsid="0012f0b5" fo:background-color="#ffffff"/>
    </style:style>
    <style:style style:name="P8" style:family="paragraph" style:parent-style-name="Header">
      <style:text-properties officeooo:rsid="001668c3"/>
    </style:style>
    <style:style style:name="T1" style:family="text">
      <style:text-properties fo:color="#800000" loext:opacity="100%"/>
    </style:style>
    <style:style style:name="T2" style:family="text">
      <style:text-properties fo:color="#800000" loext:opacity="100%" fo:font-weight="bold"/>
    </style:style>
    <style:style style:name="T3" style:family="text">
      <style:text-properties fo:color="#800000" loext:opacity="100%" style:font-name="Consolas" fo:font-size="10.5pt" fo:font-weight="bold" fo:background-color="#ffffff" loext:char-shading-value="0"/>
    </style:style>
    <style:style style:name="T4" style:family="text">
      <style:text-properties fo:color="#800000" loext:opacity="100%" style:font-name="Consolas" fo:font-size="10.5pt" fo:font-weight="normal" fo:background-color="#ffffff" loext:char-shading-value="0"/>
    </style:style>
    <style:style style:name="T5" style:family="text">
      <style:text-properties fo:color="#000080" loext:opacity="100%" fo:font-weight="bold"/>
    </style:style>
    <style:style style:name="T6" style:family="text">
      <style:text-properties fo:color="#000080" loext:opacity="100%" style:font-name="Consolas" fo:font-size="10.5pt" fo:font-weight="bold" fo:background-color="#ffffff" loext:char-shading-value="0"/>
    </style:style>
    <style:style style:name="T7" style:family="text">
      <style:text-properties fo:color="#0451a5" loext:opacity="100%"/>
    </style:style>
    <style:style style:name="T8" style:family="text">
      <style:text-properties fo:color="#a3151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protocole TPC/IP : Exercices</text:p>
      <text:h text:style-name="Heading_20_1" text:outline-level="1">QCM sur le protocole TCP/IP</text:h>
      <text:p text:style-name="P4"/>
      <text:p text:style-name="P1"><text:span text:style-name="T2">Question 1 : </text:span><text:span text:style-name="T5">Qu'est-ce que le protocole IP ?</text:span><text:span text:style-name="T1"> </text:span></text:p>
      <text:p text:style-name="P1"><text:span text:style-name="T7">-</text:span> [<text:span text:style-name="T8">A</text:span>] Un protocole qui vérifie la connexion entre deux appareils.  </text:p>
      <text:p text:style-name="P1"><text:span text:style-name="T7">-</text:span> [<text:span text:style-name="T8">B</text:span>] Un protocole qui identifie et adresse les appareils sur un réseau.  </text:p>
      <text:p text:style-name="P1"><text:span text:style-name="T7">-</text:span> [<text:span text:style-name="T8">C</text:span>] Un protocole dédié au transfert de fichiers uniquement.  </text:p>
      <text:p text:style-name="P1"><text:span text:style-name="T7">-</text:span> [<text:span text:style-name="T8">D</text:span>] Une méthode de cryptage des données.  </text:p>
      <text:p text:style-name="P4"/>
      <text:p text:style-name="P3"/>
      <text:p text:style-name="P3"/>
      <text:p text:style-name="P4"/>
      <text:p text:style-name="P1"><text:span text:style-name="T2">Question 2 : </text:span><text:span text:style-name="T5">Quel modèle théorique a inspiré le protocole TCP/IP ?</text:span></text:p>
      <text:p text:style-name="P1"><text:span text:style-name="T7">-</text:span> [<text:span text:style-name="T8">A</text:span>] Le modèle client-serveur.  </text:p>
      <text:p text:style-name="P1"><text:span text:style-name="T7">-</text:span> [<text:span text:style-name="T8">B</text:span>] Le modèle OSI.  </text:p>
      <text:p text:style-name="P1"><text:span text:style-name="T7">-</text:span> [<text:span text:style-name="T8">C</text:span>] Le modèle réseau sans fil.  </text:p>
      <text:p text:style-name="P1"><text:span text:style-name="T7">-</text:span> [<text:span text:style-name="T8">D</text:span>] Le modèle pair-à-pair.  </text:p>
      <text:p text:style-name="P4"/>
      <text:p text:style-name="P3"/>
      <text:p text:style-name="P3"/>
      <text:p text:style-name="P4"/>
      <text:p text:style-name="P1"><text:span text:style-name="T2">Question 3 : </text:span><text:span text:style-name="T5">Quelle est la particularité du protocole TCP ?</text:span></text:p>
      <text:p text:style-name="P1"><text:span text:style-name="T7">-</text:span> [<text:span text:style-name="T8">A</text:span>] Il attribue une adresse IP à chaque appareil.  </text:p>
      <text:p text:style-name="P1"><text:span text:style-name="T7">-</text:span> [<text:span text:style-name="T8">B</text:span>] Il utilise une connexion sans fil pour transmettre les données.  </text:p>
      <text:p text:style-name="P1"><text:span text:style-name="T7">-</text:span> [<text:span text:style-name="T8">C</text:span>] Il vérifie que les données sont bien reçues grâce à une poignée de main à trois temps.  </text:p>
      <text:p text:style-name="P1"><text:span text:style-name="T7">-</text:span> [<text:span text:style-name="T8">D</text:span>] Il encapsule les paquets dans des masques de sous-réseaux.  </text:p>
      <text:p text:style-name="P3"/>
      <text:p text:style-name="P3"/>
      <text:p text:style-name="P3"/>
      <text:p text:style-name="P4"/>
      <text:p text:style-name="P1"><text:span text:style-name="T2">Question 4 : </text:span><text:span text:style-name="T5">Comment s'appellent les morceaux d'information envoyés sur Internet ?</text:span></text:p>
      <text:p text:style-name="P1"><text:span text:style-name="T7">-</text:span> [<text:span text:style-name="T8">A</text:span>] Les blocs.  </text:p>
      <text:p text:style-name="P1"><text:span text:style-name="T7">-</text:span> [<text:span text:style-name="T8">B</text:span>] Les fichiers.  </text:p>
      <text:p text:style-name="P1"><text:span text:style-name="T7">-</text:span> [<text:span text:style-name="T8">C</text:span>] Les paquets.  </text:p>
      <text:p text:style-name="P1"><text:span text:style-name="T7">-</text:span> [<text:span text:style-name="T8">D</text:span>] Les trames.  </text:p>
      <text:p text:style-name="P4"/>
      <text:p text:style-name="P3"/>
      <text:p text:style-name="P6"/>
      <text:p text:style-name="P5"><text:span text:style-name="T3">Question 5 : </text:span><text:span text:style-name="T6">Quelle est la différence principale entre IPv4 et IPv6 ?</text:span><text:span text:style-name="T4"> </text:span></text:p>
      <text:p text:style-name="P1"><text:span text:style-name="T7">-</text:span> [<text:span text:style-name="T8">A</text:span>] IPv4 est utilisé pour le Wi-Fi, IPv6 pour le câble.  </text:p>
      <text:p text:style-name="P1"><text:span text:style-name="T7">-</text:span> [<text:span text:style-name="T8">B</text:span>] IPv4 utilise un adressage décimal, IPv6 utilise un adressage hexadécimal.  </text:p>
      <text:p text:style-name="P1"><text:span text:style-name="T7">-</text:span> [<text:span text:style-name="T8">C</text:span>] IPv6 est plus lent qu'IPv4.  </text:p>
      <text:p text:style-name="P1"><text:span text:style-name="T7">-</text:span> [<text:span text:style-name="T8">D</text:span>] IPv4 est compatible uniquement avec les réseaux personnels.  </text:p>
      <text:p text:style-name="P4"/>
      <text:p text:style-name="P3"/>
      <text:p text:style-name="P3"/>
      <text:p text:style-name="P4"/>
      <text:p text:style-name="P1"><text:span text:style-name="T2">Question 6 : </text:span><text:span text:style-name="T5">Qu'est-ce qu'un masque de sous-réseau (netmask) ?</text:span><text:span text:style-name="T1"> </text:span></text:p>
      <text:p text:style-name="P1"><text:span text:style-name="T7">-</text:span> [<text:span text:style-name="T8">A</text:span>] Un outil pour protéger un réseau contre les pirates.  </text:p>
      <text:p text:style-name="P1"><text:span text:style-name="T7">-</text:span> [<text:span text:style-name="T8">B</text:span>] Un moyen de distinguer la partie réseau et la partie machine d'une adresse IP.  </text:p>
      <text:p text:style-name="P1"><text:span text:style-name="T7">-</text:span> [<text:span text:style-name="T8">C</text:span>] Un protocole utilisé uniquement dans les VPN.  </text:p>
      <text:p text:style-name="P1"><text:span text:style-name="T7">-</text:span> [<text:span text:style-name="T8">D</text:span>] Un autre nom pour les routeurs.  </text:p>
      <text:p text:style-name="P4"/>
      <text:p text:style-name="P3"/>
      <text:p text:style-name="P3"/>
      <text:p text:style-name="P4"/>
      <text:p text:style-name="P1"><text:span text:style-name="T2">Question 7 : </text:span><text:span text:style-name="T5">Quel type de réseau a une portée typiquement limitée à une seule ville ?</text:span></text:p>
      <text:p text:style-name="P1"><text:span text:style-name="T7">-</text:span> [<text:span text:style-name="T8">A</text:span>] WAN.  </text:p>
      <text:p text:style-name="P1"><text:span text:style-name="T7">-</text:span> [<text:span text:style-name="T8">B</text:span>] LAN.  </text:p>
      <text:p text:style-name="P1"><text:span text:style-name="T7">-</text:span> [<text:span text:style-name="T8">C</text:span>] MAN.  </text:p>
      <text:p text:style-name="P1"><text:span text:style-name="T7">-</text:span> [<text:span text:style-name="T8">D</text:span>] PAN.  </text:p>
      <text:p text:style-name="P4"/>
      <text:p text:style-name="P3"/>
      <text:p text:style-name="P3"/>
      <text:p text:style-name="P4"/>
      <text:p text:style-name="P1"><text:span text:style-name="T2">Question 8 : </text:span><text:span text:style-name="T5">Quel est le rôle principal des routeurs ?</text:span></text:p>
      <text:p text:style-name="P1"><text:span text:style-name="T7">-</text:span> [<text:span text:style-name="T8">A</text:span>] Traduire les adresses IPv4 en IPv6.  </text:p>
      <text:p text:style-name="P1"><text:span text:style-name="T7">-</text:span> [<text:span text:style-name="T8">B</text:span>] Connecter des appareils Bluetooth entre eux.  </text:p>
      <text:p text:style-name="P1"><text:span text:style-name="T7">-</text:span> [<text:span text:style-name="T8">C</text:span>] Décider de la meilleure route pour acheminer les paquets.  </text:p>
      <text:p text:style-name="P1"><text:span text:style-name="T7">-</text:span> [<text:span text:style-name="T8">D</text:span>] Assurer la sécurité des données sur un réseau.  </text:p>
      <text:p text:style-name="P3"/>
      <text:p text:style-name="P3"/>
      <text:p text:style-name="P4"/>
      <text:p text:style-name="P6"/>
      <text:p text:style-name="P5"><text:span text:style-name="T3">Question 9 : </text:span><text:span text:style-name="T6">Dans le modèle TCP/IP, à quelle couche appartient le protocole IP ?</text:span><text:span text:style-name="T4"> </text:span></text:p>
      <text:p text:style-name="P1"><text:span text:style-name="T7">-</text:span> [<text:span text:style-name="T8">A</text:span>] Couche application.  </text:p>
      <text:p text:style-name="P1"><text:span text:style-name="T7">-</text:span> [<text:span text:style-name="T8">B</text:span>] Couche réseau.  </text:p>
      <text:p text:style-name="P1"><text:span text:style-name="T7">-</text:span> [<text:span text:style-name="T8">C</text:span>] Couche transport.  </text:p>
      <text:p text:style-name="P1"><text:span text:style-name="T7">-</text:span> [<text:span text:style-name="T8">D</text:span>] Couche liaison de données.  </text:p>
      <text:p text:style-name="P4"/>
      <text:p text:style-name="P3"/>
      <text:p text:style-name="P4"/>
      <text:p text:style-name="P1"><text:span text:style-name="T2">Question 10 : </text:span><text:span text:style-name="T5">En cas de perte de paquets lors de la transmission, que fait le protocole TCP ?</text:span></text:p>
      <text:p text:style-name="P1"><text:span text:style-name="T7">-</text:span> [<text:span text:style-name="T8">A</text:span>] Il utilise un autre protocole pour compenser.  </text:p>
      <text:p text:style-name="P1"><text:span text:style-name="T7">-</text:span> [<text:span text:style-name="T8">B</text:span>] Il réinitialise la connexion avec un autre routeur.  </text:p>
      <text:p text:style-name="P1"><text:span text:style-name="T7">-</text:span> [<text:span text:style-name="T8">C</text:span>] Il demande la retransmission des paquets manquants.  </text:p>
      <text:p text:style-name="P1"><text:span text:style-name="T7">-</text:span> [<text:span text:style-name="T8">D</text:span>] Il continue sans retransmission pour éviter les ralentissements.  </text:p>
      <text:p text:style-name="P3"/>
      <text:p text:style-name="P3"/>
      <text:p text:style-name="P4"/>
      <text:p text:style-name="P2"><text:span text:style-name="T2">Question 11: </text:span><text:span text:style-name="T5">Explique le rôle des routeurs dans le routage des paquets sur Internet. </text:span></text:p>
      <text:p text:style-name="P7">Pourquoi sont-ils essentiels pour le fonctionnement du réseau ?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4"/>
      <text:p text:style-name="P1"><text:span text:style-name="T2">Question 12 : </text:span><text:span text:style-name="T5">Quelle est la différence entre une adresse IP privée et une adresse IP publique ?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68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 :<text:tab/>Prénom :<text:tab/>Classe :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7:58:12.919000000</meta:creation-date>
    <dc:date>2025-02-01T18:05:27.699000000</dc:date>
    <meta:editing-duration>PT5M53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56" meta:word-count="508" meta:character-count="2844" meta:non-whitespace-character-count="2307"/>
  </office:meta>
</office:document-meta>
</file>